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5eba" officeooo:paragraph-rsid="00075eba"/>
    </style:style>
    <style:style style:name="P2" style:family="paragraph" style:parent-style-name="Standard">
      <style:text-properties officeooo:rsid="000a34aa" officeooo:paragraph-rsid="000a34aa"/>
    </style:style>
    <style:style style:name="T1" style:family="text">
      <style:text-properties officeooo:rsid="00112e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1°2</text:p>
      <text:p text:style-name="P1">chauve<text:tab/><text:tab/><text:tab/><text:tab/><text:tab/><text:tab/><text:tab/><text:tab/><text:tab/><text:tab/><text:tab/><text:tab/>16/11/2022</text:p>
      <text:p text:style-name="P2">PAP</text:p>
      <text:p text:style-name="P1"><text:tab/></text:p>
      <text:p text:style-name="P1"><text:tab/><text:tab/><text:tab/><text:tab/><text:tab/><text:tab/>E.M.C</text:p>
      <text:p text:style-name="P1"/>
      <text:p text:style-name="P1"/>
      <text:p text:style-name="P1"/>
      <text:p text:style-name="P1">1) <text:span text:style-name="T1">Un groupe social est un essemble d’individue qui ont une conscience d’appartenance a ce groupe.</text:span></text:p>
      <text:p text:style-name="P1"/>
      <text:p text:style-name="P1">2) Les groupes primaires sont des groupes restrein et non spécialiser, les liens sociaux sont fort par exemple la famille, les amis. alors que les groupe secondaires sont des groupes large et spécialiser, les liens sont faibles par exemple un coléctife de traville, un syndicat.</text:p>
      <text:p text:style-name="P1"/>
      <text:p text:style-name="P1">3) Une catégorie statistique est une somme d’individue sans lien particulier et non <text:span text:style-name="T1">un essemble d’individue qui ont une conscience d’appartenance a ce groupe. </text:span>Par exemple une catégorie statitique peut être les classes d’age entre 10 et 12 a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4.2$Linux_X86_64 LibreOffice_project/00$Build-2</meta:generator>
    <dc:date>2022-11-16T10:32:09.882919746</dc:date>
    <meta:editing-duration>PT16M47S</meta:editing-duration>
    <meta:editing-cycles>5</meta:editing-cycles>
    <meta:document-statistic meta:table-count="0" meta:image-count="0" meta:object-count="0" meta:page-count="1" meta:paragraph-count="8" meta:word-count="106" meta:character-count="683" meta:non-whitespace-character-count="554"/>
  </office:meta>
</office:document-meta>
</file>